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9-2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5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5-1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4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31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8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8277" calcext:value-type="float">
            <text:p>33.458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1143225806" calcext:value-type="float">
            <text:p>33.2751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51992" calcext:value-type="float">
            <text:p>33.11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22402580645" calcext:value-type="float">
            <text:p>32.992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89378064516" calcext:value-type="float">
            <text:p>32.9689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10949677419" calcext:value-type="float">
            <text:p>33.071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81152" calcext:value-type="float">
            <text:p>33.07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452975" calcext:value-type="float">
            <text:p>33.1945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2976" calcext:value-type="float">
            <text:p>33.06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42761290323" calcext:value-type="float">
            <text:p>32.98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5803862069" calcext:value-type="float">
            <text:p>32.82580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6993548387" calcext:value-type="float">
            <text:p>32.695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214" calcext:value-type="float">
            <text:p>32.573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40704" calcext:value-type="float">
            <text:p>32.3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59256774194" calcext:value-type="float">
            <text:p>32.1959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36392" calcext:value-type="float">
            <text:p>32.06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8139354839" calcext:value-type="float">
            <text:p>32.2728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432825" calcext:value-type="float">
            <text:p>32.3443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0368" calcext:value-type="float">
            <text:p>32.4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5246451613" calcext:value-type="float">
            <text:p>32.3425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5808" calcext:value-type="float">
            <text:p>32.1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3406451613" calcext:value-type="float">
            <text:p>32.013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96011428571" calcext:value-type="float">
            <text:p>31.9696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66312258065" calcext:value-type="float">
            <text:p>32.2366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9524" calcext:value-type="float">
            <text:p>32.2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1403870968" calcext:value-type="float">
            <text:p>32.1071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99976774194" calcext:value-type="float">
            <text:p>32.0099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46534193548" calcext:value-type="float">
            <text:p>32.094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21545806452" calcext:value-type="float">
            <text:p>32.282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32752" calcext:value-type="float">
            <text:p>32.45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10996363636" calcext:value-type="float">
            <text:p>32.65109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36608" calcext:value-type="float">
            <text:p>32.69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099" calcext:value-type="float">
            <text:p>32.796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64651428572" calcext:value-type="float">
            <text:p>32.78646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57801290323" calcext:value-type="float">
            <text:p>32.8257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71682580645" calcext:value-type="float">
            <text:p>32.797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3391483871" calcext:value-type="float">
            <text:p>32.813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42242580645" calcext:value-type="float">
            <text:p>32.864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24048" calcext:value-type="float">
            <text:p>33.31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66518709677" calcext:value-type="float">
            <text:p>33.8766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735175" calcext:value-type="float">
            <text:p>34.4373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68408" calcext:value-type="float">
            <text:p>35.27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48500645161" calcext:value-type="float">
            <text:p>35.9048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88288" calcext:value-type="float">
            <text:p>35.6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20225" calcext:value-type="float">
            <text:p>35.5272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35837142857" calcext:value-type="float">
            <text:p>35.3135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11207741935" calcext:value-type="float">
            <text:p>35.1211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13581935484" calcext:value-type="float">
            <text:p>34.9313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1943225806" calcext:value-type="float">
            <text:p>34.6771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80162580645" calcext:value-type="float">
            <text:p>34.2480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86392" calcext:value-type="float">
            <text:p>33.96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1359483871" calcext:value-type="float">
            <text:p>34.0813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164325" calcext:value-type="float">
            <text:p>33.721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44944" calcext:value-type="float">
            <text:p>33.72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14758709677" calcext:value-type="float">
            <text:p>33.6114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50056" calcext:value-type="float">
            <text:p>33.39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692225" calcext:value-type="float">
            <text:p>33.2869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08725517241" calcext:value-type="float">
            <text:p>33.23087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86771612903" calcext:value-type="float">
            <text:p>33.218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1463225807" calcext:value-type="float">
            <text:p>33.1501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97068387097" calcext:value-type="float">
            <text:p>33.0997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7189677419" calcext:value-type="float">
            <text:p>33.110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0784" calcext:value-type="float">
            <text:p>33.31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94454193548" calcext:value-type="float">
            <text:p>33.8594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0365" calcext:value-type="float">
            <text:p>34.582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7272" calcext:value-type="float">
            <text:p>34.4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1436" calcext:value-type="float">
            <text:p>33.991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3585882353" calcext:value-type="float">
            <text:p>33.147358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31486315789" calcext:value-type="float">
            <text:p>33.173148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9848" calcext:value-type="float">
            <text:p>33.25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8234" calcext:value-type="float">
            <text:p>33.36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6224516129" calcext:value-type="float">
            <text:p>33.45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52585806452" calcext:value-type="float">
            <text:p>33.495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17070967742" calcext:value-type="float">
            <text:p>33.691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89707586207" calcext:value-type="float">
            <text:p>33.85897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67558709677" calcext:value-type="float">
            <text:p>33.946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69176774194" calcext:value-type="float">
            <text:p>34.036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2136" calcext:value-type="float">
            <text:p>34.0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781" calcext:value-type="float">
            <text:p>34.061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46849032258" calcext:value-type="float">
            <text:p>34.2146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6606" calcext:value-type="float">
            <text:p>34.56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3507096774" calcext:value-type="float">
            <text:p>35.2893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85664" calcext:value-type="float">
            <text:p>36.07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61452903226" calcext:value-type="float">
            <text:p>36.1161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27331612903" calcext:value-type="float">
            <text:p>35.952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23055483871" calcext:value-type="float">
            <text:p>35.702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42914285714" calcext:value-type="float">
            <text:p>35.424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17860645161" calcext:value-type="float">
            <text:p>35.011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90792" calcext:value-type="float">
            <text:p>34.9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020275" calcext:value-type="float">
            <text:p>35.1502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7744" calcext:value-type="float">
            <text:p>35.7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6103225806" calcext:value-type="float">
            <text:p>36.862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52012903226" calcext:value-type="float">
            <text:p>36.945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15969032258" calcext:value-type="float">
            <text:p>37.7015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5949090909" calcext:value-type="float">
            <text:p>37.83759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3952" calcext:value-type="float">
            <text:p>37.73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54836129032" calcext:value-type="float">
            <text:p>37.655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04176" calcext:value-type="float">
            <text:p>37.58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6423225806" calcext:value-type="float">
            <text:p>37.4996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58025" calcext:value-type="float">
            <text:p>37.4085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88270967742" calcext:value-type="float">
            <text:p>37.318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2743225806" calcext:value-type="float">
            <text:p>37.2222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10256" calcext:value-type="float">
            <text:p>37.1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67125" calcext:value-type="float">
            <text:p>36.9936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718675" calcext:value-type="float">
            <text:p>36.9271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0683870968" calcext:value-type="float">
            <text:p>36.86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13904516129" calcext:value-type="float">
            <text:p>36.541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23655" calcext:value-type="float">
            <text:p>36.4523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45936551724" calcext:value-type="float">
            <text:p>36.25459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215875" calcext:value-type="float">
            <text:p>36.3221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28055" calcext:value-type="float">
            <text:p>36.1628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96562580645" calcext:value-type="float">
            <text:p>35.9396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11875" calcext:value-type="float">
            <text:p>35.6211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37811612903" calcext:value-type="float">
            <text:p>35.1937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22925" calcext:value-type="float">
            <text:p>34.9812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145225" calcext:value-type="float">
            <text:p>35.2414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00041290323" calcext:value-type="float">
            <text:p>35.380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63425" calcext:value-type="float">
            <text:p>35.1736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44414545455" calcext:value-type="float">
            <text:p>32.83444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307" calcext:value-type="float">
            <text:p>32.936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29687741935" calcext:value-type="float">
            <text:p>33.1429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48375" calcext:value-type="float">
            <text:p>33.2074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98627096774" calcext:value-type="float">
            <text:p>33.2898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017575" calcext:value-type="float">
            <text:p>33.410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83175172414" calcext:value-type="float">
            <text:p>33.38831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236275" calcext:value-type="float">
            <text:p>33.382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275" calcext:value-type="float">
            <text:p>33.4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56575483871" calcext:value-type="float">
            <text:p>33.565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8389677419" calcext:value-type="float">
            <text:p>34.832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364775" calcext:value-type="float">
            <text:p>36.0436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62195" calcext:value-type="float">
            <text:p>36.0462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3583483871" calcext:value-type="float">
            <text:p>35.8735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16725" calcext:value-type="float">
            <text:p>35.6281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5400516129" calcext:value-type="float">
            <text:p>35.245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586775" calcext:value-type="float">
            <text:p>34.7558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10376" calcext:value-type="float">
            <text:p>34.9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3185" calcext:value-type="float">
            <text:p>34.9333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1737" calcext:value-type="float">
            <text:p>34.471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2712516129" calcext:value-type="float">
            <text:p>34.312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5809" calcext:value-type="float">
            <text:p>34.285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07055483871" calcext:value-type="float">
            <text:p>34.330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49675" calcext:value-type="float">
            <text:p>34.4544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66214193549" calcext:value-type="float">
            <text:p>34.88662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7151" calcext:value-type="float">
            <text:p>35.117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18260645161" calcext:value-type="float">
            <text:p>35.331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734375" calcext:value-type="float">
            <text:p>35.8973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53812413793" calcext:value-type="float">
            <text:p>36.7753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68875" calcext:value-type="float">
            <text:p>36.7526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941625" calcext:value-type="float">
            <text:p>37.2394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92986666667" calcext:value-type="float">
            <text:p>37.3992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2925" calcext:value-type="float">
            <text:p>37.392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4627096774" calcext:value-type="float">
            <text:p>37.3284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3485" calcext:value-type="float">
            <text:p>37.4593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012925" calcext:value-type="float">
            <text:p>37.6101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76988387097" calcext:value-type="float">
            <text:p>37.607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173725" calcext:value-type="float">
            <text:p>37.5217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05805" calcext:value-type="float">
            <text:p>37.4105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7611034483" calcext:value-type="float">
            <text:p>37.25276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11349677419" calcext:value-type="float">
            <text:p>37.201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403" calcext:value-type="float">
            <text:p>37.133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62596129032" calcext:value-type="float">
            <text:p>37.0062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7248" calcext:value-type="float">
            <text:p>36.7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14247741936" calcext:value-type="float">
            <text:p>36.7914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773" calcext:value-type="float">
            <text:p>36.664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748125" calcext:value-type="float">
            <text:p>36.9974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54504" calcext:value-type="float">
            <text:p>37.05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04112" calcext:value-type="float">
            <text:p>36.97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00377142857" calcext:value-type="float">
            <text:p>36.6600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4623483871" calcext:value-type="float">
            <text:p>36.5746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122375" calcext:value-type="float">
            <text:p>36.4612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87881290323" calcext:value-type="float">
            <text:p>36.3187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47995" calcext:value-type="float">
            <text:p>36.1147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23455483871" calcext:value-type="float">
            <text:p>36.022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95125" calcext:value-type="float">
            <text:p>36.185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964975" calcext:value-type="float">
            <text:p>36.0596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19060645161" calcext:value-type="float">
            <text:p>35.971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828625" calcext:value-type="float">
            <text:p>35.8182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22247741935" calcext:value-type="float">
            <text:p>35.5722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699175" calcext:value-type="float">
            <text:p>35.3669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24672" calcext:value-type="float">
            <text:p>35.13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70025" calcext:value-type="float">
            <text:p>34.939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585275" calcext:value-type="float">
            <text:p>34.6358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37767741936" calcext:value-type="float">
            <text:p>34.273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7263" calcext:value-type="float">
            <text:p>33.727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30028387097" calcext:value-type="float">
            <text:p>33.563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36288" calcext:value-type="float">
            <text:p>33.45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6514285714" calcext:value-type="float">
            <text:p>33.351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21876129032" calcext:value-type="float">
            <text:p>33.3821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06625" calcext:value-type="float">
            <text:p>33.2960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5223225806" calcext:value-type="float">
            <text:p>33.1105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6401" calcext:value-type="float">
            <text:p>32.926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6993103448" calcext:value-type="float">
            <text:p>32.7906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82232727273" calcext:value-type="float">
            <text:p>32.7282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97207272727" calcext:value-type="float">
            <text:p>32.60972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96268387097" calcext:value-type="float">
            <text:p>32.459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644" calcext:value-type="float">
            <text:p>32.33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8172" calcext:value-type="float">
            <text:p>32.6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70175" calcext:value-type="float">
            <text:p>32.6657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05058064516" calcext:value-type="float">
            <text:p>32.560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50025" calcext:value-type="float">
            <text:p>32.405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8944516129" calcext:value-type="float">
            <text:p>32.35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170125" calcext:value-type="float">
            <text:p>32.6617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9713103448" calcext:value-type="float">
            <text:p>33.44297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99125" calcext:value-type="float">
            <text:p>33.8389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1534" calcext:value-type="float">
            <text:p>34.37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7886451613" calcext:value-type="float">
            <text:p>34.8357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8305" calcext:value-type="float">
            <text:p>35.2198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41052903226" calcext:value-type="float">
            <text:p>35.034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176325" calcext:value-type="float">
            <text:p>34.6817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69305" calcext:value-type="float">
            <text:p>34.8769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1643870968" calcext:value-type="float">
            <text:p>34.966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017275" calcext:value-type="float">
            <text:p>34.910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2743225806" calcext:value-type="float">
            <text:p>34.9362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40555" calcext:value-type="float">
            <text:p>34.7340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29395862069" calcext:value-type="float">
            <text:p>34.5029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42625" calcext:value-type="float">
            <text:p>34.271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027" calcext:value-type="float">
            <text:p>34.125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1437419355" calcext:value-type="float">
            <text:p>34.088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311825" calcext:value-type="float">
            <text:p>34.0931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3540645161" calcext:value-type="float">
            <text:p>34.2223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286" calcext:value-type="float">
            <text:p>34.31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859875" calcext:value-type="float">
            <text:p>34.5085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8423225806" calcext:value-type="float">
            <text:p>34.9088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414825" calcext:value-type="float">
            <text:p>34.7141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05083870968" calcext:value-type="float">
            <text:p>34.670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640775" calcext:value-type="float">
            <text:p>35.2664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75464" calcext:value-type="float">
            <text:p>35.53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994575" calcext:value-type="float">
            <text:p>35.3799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241725" calcext:value-type="float">
            <text:p>35.3424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11785806452" calcext:value-type="float">
            <text:p>35.1411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29575" calcext:value-type="float">
            <text:p>35.092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5636129032" calcext:value-type="float">
            <text:p>35.2475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8101" calcext:value-type="float">
            <text:p>35.098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543525" calcext:value-type="float">
            <text:p>35.105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6996129032" calcext:value-type="float">
            <text:p>35.1926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7555" calcext:value-type="float">
            <text:p>35.000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9559483871" calcext:value-type="float">
            <text:p>34.9195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6884" calcext:value-type="float">
            <text:p>35.26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78380689655" calcext:value-type="float">
            <text:p>35.22783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55149090909" calcext:value-type="float">
            <text:p>35.16551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2456774194" calcext:value-type="float">
            <text:p>35.1372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75775" calcext:value-type="float">
            <text:p>35.0187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20025" calcext:value-type="float">
            <text:p>35.072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1930322581" calcext:value-type="float">
            <text:p>35.5271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3935" calcext:value-type="float">
            <text:p>35.5333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853575" calcext:value-type="float">
            <text:p>35.528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5904" calcext:value-type="float">
            <text:p>35.3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79895" calcext:value-type="float">
            <text:p>34.9679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1966451613" calcext:value-type="float">
            <text:p>34.6711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81375" calcext:value-type="float">
            <text:p>34.7048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44488275862" calcext:value-type="float">
            <text:p>34.96444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9185" calcext:value-type="float">
            <text:p>35.5429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741" calcext:value-type="float">
            <text:p>36.027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4353548387" calcext:value-type="float">
            <text:p>35.917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8775" calcext:value-type="float">
            <text:p>35.91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5344" calcext:value-type="float">
            <text:p>35.6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6136774193" calcext:value-type="float">
            <text:p>35.41461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5383225807" calcext:value-type="float">
            <text:p>35.1435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1027096774" calcext:value-type="float">
            <text:p>35.2101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0504" calcext:value-type="float">
            <text:p>35.0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502175" calcext:value-type="float">
            <text:p>34.8450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54648" calcext:value-type="float">
            <text:p>34.93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3863225806" calcext:value-type="float">
            <text:p>35.0703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59065" calcext:value-type="float">
            <text:p>35.065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89517419355" calcext:value-type="float">
            <text:p>35.218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2871" calcext:value-type="float">
            <text:p>35.162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71638709677" calcext:value-type="float">
            <text:p>35.687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84036363636" calcext:value-type="float">
            <text:p>35.7184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04779354839" calcext:value-type="float">
            <text:p>35.6804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32155" calcext:value-type="float">
            <text:p>35.6332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0249" calcext:value-type="float">
            <text:p>35.520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8585806452" calcext:value-type="float">
            <text:p>35.6288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82894545455" calcext:value-type="float">
            <text:p>35.42828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106976" calcext:value-type="float">
            <text:p>35.35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4708965517" calcext:value-type="float">
            <text:p>35.46947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8305" calcext:value-type="float">
            <text:p>35.2198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24861935484" calcext:value-type="float">
            <text:p>34.8124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860375" calcext:value-type="float">
            <text:p>34.5486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4766451613" calcext:value-type="float">
            <text:p>34.6254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855475" calcext:value-type="float">
            <text:p>34.9185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28575" calcext:value-type="float">
            <text:p>35.4332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97610322581" calcext:value-type="float">
            <text:p>35.4997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245475" calcext:value-type="float">
            <text:p>35.6424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86443870968" calcext:value-type="float">
            <text:p>35.7586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76245" calcext:value-type="float">
            <text:p>35.857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4697931035" calcext:value-type="float">
            <text:p>36.30146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4734117647" calcext:value-type="float">
            <text:p>36.374473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60165" calcext:value-type="float">
            <text:p>35.9460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4650322581" calcext:value-type="float">
            <text:p>35.798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4643" calcext:value-type="float">
            <text:p>35.624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61745" calcext:value-type="float">
            <text:p>35.6861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7816774194" calcext:value-type="float">
            <text:p>35.9967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6275" calcext:value-type="float">
            <text:p>35.881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07150967742" calcext:value-type="float">
            <text:p>35.660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10185" calcext:value-type="float">
            <text:p>35.581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99194482759" calcext:value-type="float">
            <text:p>35.5899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176925" calcext:value-type="float">
            <text:p>35.491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928275" calcext:value-type="float">
            <text:p>35.4092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2528" calcext:value-type="float">
            <text:p>35.2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54975" calcext:value-type="float">
            <text:p>34.878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21042580645" calcext:value-type="float">
            <text:p>34.9521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170925" calcext:value-type="float">
            <text:p>35.011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36725" calcext:value-type="float">
            <text:p>34.9423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0430967742" calcext:value-type="float">
            <text:p>34.8560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1725" calcext:value-type="float">
            <text:p>34.52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7176774194" calcext:value-type="float">
            <text:p>33.9607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411475" calcext:value-type="float">
            <text:p>33.6841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2035862069" calcext:value-type="float">
            <text:p>33.5672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09415" calcext:value-type="float">
            <text:p>33.4409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11704" calcext:value-type="float">
            <text:p>33.29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882" calcext:value-type="float">
            <text:p>33.34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59166315789" calcext:value-type="float">
            <text:p>34.745916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271075" calcext:value-type="float">
            <text:p>34.6427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36203870968" calcext:value-type="float">
            <text:p>34.4236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1113" calcext:value-type="float">
            <text:p>34.051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2006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62" meta:object-count="0"/>
    <meta:user-defined meta:name="AppVersion">3.0</meta:user-defined>
  </office:meta>
</office:document-meta>
</file>